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263.51pt"/>
    </style:style>
    <style:style style:name="co4" style:family="table-column">
      <style:table-column-properties fo:break-before="auto" style:column-width="45.24pt"/>
    </style:style>
    <style:style style:name="co5" style:family="table-column">
      <style:table-column-properties fo:break-before="auto" style:column-width="91.9pt"/>
    </style:style>
    <style:style style:name="co6" style:family="table-column">
      <style:table-column-properties fo:break-before="auto" style:column-width="106.21pt"/>
    </style:style>
    <style:style style:name="co7" style:family="table-column">
      <style:table-column-properties fo:break-before="auto" style:column-width="70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ime Mover V1.6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olderJumper-2_P1.3mm_Open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C5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 16v</text:p>
          </table:table-cell>
          <table:table-cell office:value-type="string" calcext:value-type="string">
            <text:p>EMF212AB7475MGHT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7,J6,J1</text:p>
          </table:table-cell>
          <table:table-cell office:value-type="string" calcext:value-type="string">
            <text:p>JST_PH_B6B-PH-K_1x06_P2.00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B6B-PH-K-S(LF)(SN) 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8,C6,C4</text:p>
          </table:table-cell>
          <table:table-cell office:value-type="string" calcext:value-type="string">
            <text:p>CP_Elec_5x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 10v</text:p>
          </table:table-cell>
          <table:table-cell office:value-type="float" office:value="875105242005" calcext:value-type="float">
            <text:p>875105242005</text:p>
          </table:table-cell>
          <table:table-cell office:value-type="string" calcext:value-type="string">
            <text:p>Double Chec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P65P640X110-20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TS0308EPWJ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,U3</text:p>
          </table:table-cell>
          <table:table-cell office:value-type="string" calcext:value-type="string">
            <text:p>SOIC-16_3.9x9.9mm_P1.27m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CP30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9,J10,J8</text:p>
          </table:table-cell>
          <table:table-cell office:value-type="string" calcext:value-type="string">
            <text:p>JST_PH_B7B-PH-K_1x07_P2.00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7_Male</text:p>
          </table:table-cell>
          <table:table-cell office:value-type="string" calcext:value-type="string">
            <text:p>B7B-PH-K-S(LF)(SN)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1,H4,H3,H2</text:p>
          </table:table-cell>
          <table:table-cell office:value-type="string" calcext:value-type="string">
            <text:p>MountingHole_3.2mm_M3_DIN965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JT10K0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,D4,D3</text:p>
          </table:table-cell>
          <table:table-cell office:value-type="string" calcext:value-type="string">
            <text:p>LED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XZMOK54W-1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MCF0805JT120K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PM7066X5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MWSA0624S-1R0MT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T_PH_B4B-PH-K_1x04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B4B-PH-K-S(LF)(SN) 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ERJ-6GEYJ223V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0,C9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uF 16v</text:p>
          </table:table-cell>
          <table:table-cell office:value-type="string" calcext:value-type="string">
            <text:p>CC0805MKX7R7BB105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ST_PH_B9B-PH-K_1x09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9_Male</text:p>
          </table:table-cell>
          <table:table-cell office:value-type="string" calcext:value-type="string">
            <text:p>B9B-PH-K-S(LF)(SN) 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MCF0805JT1K20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CA9685 HW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A9685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JT4K70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MCF0805JT4K70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NCF0805DTE3K32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3,J5</text:p>
          </table:table-cell>
          <table:table-cell office:value-type="string" calcext:value-type="string">
            <text:p>JST_PH_B3B-PH-K_1x03_P2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B3B-PH-K-S(LF)(SN) 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MAX20404AFOC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0404AFOC_VY+</text:p>
          </table:table-cell>
          <table:table-cell office:value-type="string" calcext:value-type="string">
            <text:p>MAX20405AFOD/VY+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NCP0805FTD1K50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 16V</text:p>
          </table:table-cell>
          <table:table-cell office:value-type="string" calcext:value-type="string">
            <text:p>0805YC104JAT4A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6</text:p>
          </table:table-cell>
          <table:table-cell office:value-type="string" calcext:value-type="string">
            <text:p>BZT52C3V6S-7-F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 16v</text:p>
          </table:table-cell>
          <table:table-cell office:value-type="string" calcext:value-type="string">
            <text:p>0805YC104JAT4A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 10v</text:p>
          </table:table-cell>
          <table:table-cell office:value-type="string" calcext:value-type="string">
            <text:p>C0805X225K8RAC7800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AMASS_XT60-M_1x02_P7.2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AMASS_XT60-M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PPTC202LFBN-RC 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MPU-6050-Modu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N/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1-23T13:58:21.754000000</dc:date>
    <meta:editing-duration>PT7M12S</meta:editing-duration>
    <meta:editing-cycles>1</meta:editing-cycles>
    <meta:document-statistic meta:table-count="1" meta:cell-count="201" meta:object-count="0"/>
    <meta:generator>LibreOffice/6.3.2.2$Windows_X86_64 LibreOffice_project/98b30e735bda24bc04ab42594c85f7fd8be07b9c</meta:generator>
  </office:meta>
</office:document-meta>
</file>